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6.692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24in" table:align="left"/>
    </style:style>
    <style:style style:name="Table2.A" style:family="table-column">
      <style:table-column-properties style:column-width="6.692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24in" table:align="left"/>
    </style:style>
    <style:style style:name="Table3.A" style:family="table-column">
      <style:table-column-properties style:column-width="6.692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24in" table:align="left"/>
    </style:style>
    <style:style style:name="Table4.A" style:family="table-column">
      <style:table-column-properties style:column-width="6.6924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a xlink:type="simple" xlink:href="https://www.w3schools.com/html/default.asp" office:target-frame-name="_blank" xlink:show="new" text:style-name="Internet_20_link" text:visited-style-name="Visited_20_Internet_20_Link">default.asp</text:a>"&gt;HTML HOM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intro.asp" office:target-frame-name="_blank" xlink:show="new" text:style-name="Internet_20_link" text:visited-style-name="Visited_20_Internet_20_Link">html_intro.asp</text:a>"&gt;HTML Introduc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editors.asp" office:target-frame-name="_blank" xlink:show="new" text:style-name="Internet_20_link" text:visited-style-name="Visited_20_Internet_20_Link">html_editors.asp</text:a>"&gt;HTML Editor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basic.asp" office:target-frame-name="_blank" xlink:show="new" text:style-name="Internet_20_link" text:visited-style-name="Visited_20_Internet_20_Link">html_basic.asp</text:a>"&gt;HTML Basic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elements.asp" office:target-frame-name="_blank" xlink:show="new" text:style-name="Internet_20_link" text:visited-style-name="Visited_20_Internet_20_Link">html_elements.asp</text:a>"&gt;HTML Element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attributes.asp" office:target-frame-name="_blank" xlink:show="new" text:style-name="Internet_20_link" text:visited-style-name="Visited_20_Internet_20_Link">html_attributes.asp</text:a>"&gt;HTML Attribut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headings.asp" office:target-frame-name="_blank" xlink:show="new" text:style-name="Internet_20_link" text:visited-style-name="Visited_20_Internet_20_Link">html_headings.asp</text:a>"&gt;HTML Heading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paragraphs.asp" office:target-frame-name="_blank" xlink:show="new" text:style-name="Internet_20_link" text:visited-style-name="Visited_20_Internet_20_Link">html_paragraphs.asp</text:a>"&gt;HTML Paragraph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styles.asp" office:target-frame-name="_blank" xlink:show="new" text:style-name="Internet_20_link" text:visited-style-name="Visited_20_Internet_20_Link">html_styles.asp</text:a>"&gt;HTML Styl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formatting.asp" office:target-frame-name="_blank" xlink:show="new" text:style-name="Internet_20_link" text:visited-style-name="Visited_20_Internet_20_Link">html_formatting.asp</text:a>"&gt;HTML Formatt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quotation_elements.asp" office:target-frame-name="_blank" xlink:show="new" text:style-name="Internet_20_link" text:visited-style-name="Visited_20_Internet_20_Link">html_quotation_elements.asp</text:a>"&gt;HTML Quotation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comments.asp" office:target-frame-name="_blank" xlink:show="new" text:style-name="Internet_20_link" text:visited-style-name="Visited_20_Internet_20_Link">html_comments.asp</text:a>"&gt;HTML Comment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colors.asp" office:target-frame-name="_blank" xlink:show="new" text:style-name="Internet_20_link" text:visited-style-name="Visited_20_Internet_20_Link">html_colors.asp</text:a>"&gt;HTML Colors</text:p>
          </table:table-cell>
        </table:table-row>
        <table:table-row>
          <table:table-cell table:style-name="Table1.A1" office:value-type="string">
            <text:p text:style-name="Table_20_Contents">&lt;div class="tut_overview"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colors.asp" office:target-frame-name="_blank" xlink:show="new" text:style-name="Internet_20_link" text:visited-style-name="Visited_20_Internet_20_Link">html_colors.asp</text:a>"&gt;Color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colors_rgb.asp" office:target-frame-name="_blank" xlink:show="new" text:style-name="Internet_20_link" text:visited-style-name="Visited_20_Internet_20_Link">html_colors_rgb.asp</text:a>"&gt;RGB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colors_hex.asp" office:target-frame-name="_blank" xlink:show="new" text:style-name="Internet_20_link" text:visited-style-name="Visited_20_Internet_20_Link">html_colors_hex.asp</text:a>"&gt;HEX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colors_hsl.asp" office:target-frame-name="_blank" xlink:show="new" text:style-name="Internet_20_link" text:visited-style-name="Visited_20_Internet_20_Link">html_colors_hsl.asp</text:a>"&gt;HSL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css.asp" office:target-frame-name="_blank" xlink:show="new" text:style-name="Internet_20_link" text:visited-style-name="Visited_20_Internet_20_Link">html_css.asp</text:a>"&gt;HTML CS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links.asp" office:target-frame-name="_blank" xlink:show="new" text:style-name="Internet_20_link" text:visited-style-name="Visited_20_Internet_20_Link">html_links.asp</text:a>"&gt;HTML Links</text:p>
          </table:table-cell>
        </table:table-row>
        <table:table-row>
          <table:table-cell table:style-name="Table1.A1" office:value-type="string">
            <text:p text:style-name="Table_20_Contents">&lt;div class="tut_overview"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links.asp" office:target-frame-name="_blank" xlink:show="new" text:style-name="Internet_20_link" text:visited-style-name="Visited_20_Internet_20_Link">html_links.asp</text:a>"&gt;Link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links_colors.asp" office:target-frame-name="_blank" xlink:show="new" text:style-name="Internet_20_link" text:visited-style-name="Visited_20_Internet_20_Link">html_links_colors.asp</text:a>"&gt;Link Color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links_bookmarks.asp" office:target-frame-name="_blank" xlink:show="new" text:style-name="Internet_20_link" text:visited-style-name="Visited_20_Internet_20_Link">html_links_bookmarks.asp</text:a>"&gt;Link Bookmarks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images.asp" office:target-frame-name="_blank" xlink:show="new" text:style-name="Internet_20_link" text:visited-style-name="Visited_20_Internet_20_Link">html_images.asp</text:a>"&gt;HTML Images</text:p>
          </table:table-cell>
        </table:table-row>
        <table:table-row>
          <table:table-cell table:style-name="Table1.A1" office:value-type="string">
            <text:p text:style-name="Table_20_Contents">&lt;div class="tut_overview"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images.asp" office:target-frame-name="_blank" xlink:show="new" text:style-name="Internet_20_link" text:visited-style-name="Visited_20_Internet_20_Link">html_images.asp</text:a>"&gt;Imag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images_imagemap.asp" office:target-frame-name="_blank" xlink:show="new" text:style-name="Internet_20_link" text:visited-style-name="Visited_20_Internet_20_Link">html_images_imagemap.asp</text:a>"&gt;Image Map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images_background.asp" office:target-frame-name="_blank" xlink:show="new" text:style-name="Internet_20_link" text:visited-style-name="Visited_20_Internet_20_Link">html_images_background.asp</text:a>"&gt;Background Imag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images_picture.asp" office:target-frame-name="_blank" xlink:show="new" text:style-name="Internet_20_link" text:visited-style-name="Visited_20_Internet_20_Link">html_images_picture.asp</text:a>"&gt;The Picture Element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favicon.asp" office:target-frame-name="_blank" xlink:show="new" text:style-name="Internet_20_link" text:visited-style-name="Visited_20_Internet_20_Link">html_favicon.asp</text:a>"&gt;HTML Favic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page_title.asp" office:target-frame-name="_blank" xlink:show="new" text:style-name="Internet_20_link" text:visited-style-name="Visited_20_Internet_20_Link">html_page_title.asp</text:a>"&gt;HTML Page Titl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tables.asp" office:target-frame-name="_blank" xlink:show="new" text:style-name="Internet_20_link" text:visited-style-name="Visited_20_Internet_20_Link">html_tables.asp</text:a>"&gt;HTML Tables</text:p>
          </table:table-cell>
        </table:table-row>
        <table:table-row>
          <table:table-cell table:style-name="Table1.A1" office:value-type="string">
            <text:p text:style-name="Table_20_Contents">&lt;div class="tut_overview"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tables.asp" office:target-frame-name="_blank" xlink:show="new" text:style-name="Internet_20_link" text:visited-style-name="Visited_20_Internet_20_Link">html_tables.asp</text:a>"&gt;HTML Tabl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table_borders.asp" office:target-frame-name="_blank" xlink:show="new" text:style-name="Internet_20_link" text:visited-style-name="Visited_20_Internet_20_Link">html_table_borders.asp</text:a>"&gt;Table Border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table_sizes.asp" office:target-frame-name="_blank" xlink:show="new" text:style-name="Internet_20_link" text:visited-style-name="Visited_20_Internet_20_Link">html_table_sizes.asp</text:a>"&gt;Table Siz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table_headers.asp" office:target-frame-name="_blank" xlink:show="new" text:style-name="Internet_20_link" text:visited-style-name="Visited_20_Internet_20_Link">html_table_headers.asp</text:a>"&gt;Table Header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table_padding_spacing.asp" office:target-frame-name="_blank" xlink:show="new" text:style-name="Internet_20_link" text:visited-style-name="Visited_20_Internet_20_Link">html_table_padding_spacing.asp</text:a>"&gt;Padding &amp;amp; Spac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table_colspan_rowspan.asp" office:target-frame-name="_blank" xlink:show="new" text:style-name="Internet_20_link" text:visited-style-name="Visited_20_Internet_20_Link">html_table_colspan_rowspan.asp</text:a>"&gt;Colspan &amp;amp; Rowspan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www.w3schools.com/html/html_table_styling.asp" office:target-frame-name="_blank" xlink:show="new" text:style-name="Internet_20_link" text:visited-style-name="Visited_20_Internet_20_Link">html_table_styling.asp</text:a>"&gt;Table Styl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table_colgroup.asp" office:target-frame-name="_blank" xlink:show="new" text:style-name="Internet_20_link" text:visited-style-name="Visited_20_Internet_20_Link">html_table_colgroup.asp</text:a>"&gt;Table Colgroup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lists.asp" office:target-frame-name="_blank" xlink:show="new" text:style-name="Internet_20_link" text:visited-style-name="Visited_20_Internet_20_Link">html_lists.asp</text:a>"&gt;HTML Lists</text:p>
          </table:table-cell>
        </table:table-row>
        <table:table-row>
          <table:table-cell table:style-name="Table1.A1" office:value-type="string">
            <text:p text:style-name="Table_20_Contents">&lt;div class="tut_overview"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lists.asp" office:target-frame-name="_blank" xlink:show="new" text:style-name="Internet_20_link" text:visited-style-name="Visited_20_Internet_20_Link">html_lists.asp</text:a>"&gt;List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lists_unordered.asp" office:target-frame-name="_blank" xlink:show="new" text:style-name="Internet_20_link" text:visited-style-name="Visited_20_Internet_20_Link">html_lists_unordered.asp</text:a>"&gt;Unordered List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lists_ordered.asp" office:target-frame-name="_blank" xlink:show="new" text:style-name="Internet_20_link" text:visited-style-name="Visited_20_Internet_20_Link">html_lists_ordered.asp</text:a>"&gt;Ordered List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lists_other.asp" office:target-frame-name="_blank" xlink:show="new" text:style-name="Internet_20_link" text:visited-style-name="Visited_20_Internet_20_Link">html_lists_other.asp</text:a>"&gt;Other Lists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blocks.asp" office:target-frame-name="_blank" xlink:show="new" text:style-name="Internet_20_link" text:visited-style-name="Visited_20_Internet_20_Link">html_blocks.asp</text:a>"&gt;HTML Block &amp;amp; Inlin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div.asp" office:target-frame-name="_blank" xlink:show="new" text:style-name="Internet_20_link" text:visited-style-name="Visited_20_Internet_20_Link">html_div.asp</text:a>"&gt;HTML Div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classes.asp" office:target-frame-name="_blank" xlink:show="new" text:style-name="Internet_20_link" text:visited-style-name="Visited_20_Internet_20_Link">html_classes.asp</text:a>"&gt;HTML Class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id.asp" office:target-frame-name="_blank" xlink:show="new" text:style-name="Internet_20_link" text:visited-style-name="Visited_20_Internet_20_Link">html_id.asp</text:a>"&gt;HTML I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iframe.asp" office:target-frame-name="_blank" xlink:show="new" text:style-name="Internet_20_link" text:visited-style-name="Visited_20_Internet_20_Link">html_iframe.asp</text:a>"&gt;HTML Ifram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scripts.asp" office:target-frame-name="_blank" xlink:show="new" text:style-name="Internet_20_link" text:visited-style-name="Visited_20_Internet_20_Link">html_scripts.asp</text:a>"&gt;HTML JavaScrip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filepaths.asp" office:target-frame-name="_blank" xlink:show="new" text:style-name="Internet_20_link" text:visited-style-name="Visited_20_Internet_20_Link">html_filepaths.asp</text:a>"&gt;HTML File Path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head.asp" office:target-frame-name="_blank" xlink:show="new" text:style-name="Internet_20_link" text:visited-style-name="Visited_20_Internet_20_Link">html_head.asp</text:a>"&gt;HTML Hea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layout.asp" office:target-frame-name="_blank" xlink:show="new" text:style-name="Internet_20_link" text:visited-style-name="Visited_20_Internet_20_Link">html_layout.asp</text:a>"&gt;HTML Layou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responsive.asp" office:target-frame-name="_blank" xlink:show="new" text:style-name="Internet_20_link" text:visited-style-name="Visited_20_Internet_20_Link">html_responsive.asp</text:a>"&gt;HTML Responsiv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computercode_elements.asp" office:target-frame-name="_blank" xlink:show="new" text:style-name="Internet_20_link" text:visited-style-name="Visited_20_Internet_20_Link">html_computercode_elements.asp</text:a>"&gt;HTML Computercod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5_semantic_elements.asp" office:target-frame-name="_blank" xlink:show="new" text:style-name="Internet_20_link" text:visited-style-name="Visited_20_Internet_20_Link">html5_semantic_elements.asp</text:a>"&gt;HTML Semantic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5_syntax.asp" office:target-frame-name="_blank" xlink:show="new" text:style-name="Internet_20_link" text:visited-style-name="Visited_20_Internet_20_Link">html5_syntax.asp</text:a>"&gt;HTML Style Guid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entities.asp" office:target-frame-name="_blank" xlink:show="new" text:style-name="Internet_20_link" text:visited-style-name="Visited_20_Internet_20_Link">html_entities.asp</text:a>"&gt;HTML Entiti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symbols.asp" office:target-frame-name="_blank" xlink:show="new" text:style-name="Internet_20_link" text:visited-style-name="Visited_20_Internet_20_Link">html_symbols.asp</text:a>"&gt;HTML Symbol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emojis.asp" office:target-frame-name="_blank" xlink:show="new" text:style-name="Internet_20_link" text:visited-style-name="Visited_20_Internet_20_Link">html_emojis.asp</text:a>"&gt;HTML Emoji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charset.asp" office:target-frame-name="_blank" xlink:show="new" text:style-name="Internet_20_link" text:visited-style-name="Visited_20_Internet_20_Link">html_charset.asp</text:a>"&gt;HTML Charset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urlencode.asp" office:target-frame-name="_blank" xlink:show="new" text:style-name="Internet_20_link" text:visited-style-name="Visited_20_Internet_20_Link">html_urlencode.asp</text:a>"&gt;HTML URL Encod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xhtml.asp" office:target-frame-name="_blank" xlink:show="new" text:style-name="Internet_20_link" text:visited-style-name="Visited_20_Internet_20_Link">html_xhtml.asp</text:a>" class="not-wired"&gt;HTML vs. XHTML</text:p>
          </table:table-cell>
        </table:table-row>
        <table:table-row>
          <table:table-cell table:style-name="Table1.A1" office:value-type="string">
            <text:p text:style-name="Table_20_Contents">&lt;br&gt;</text:p>
          </table:table-cell>
        </table:table-row>
        <table:table-row>
          <table:table-cell table:style-name="Table1.A1" office:value-type="string">
            <text:p text:style-name="Table_20_Contents">&lt;h2 class="left"&gt;&lt;span class="left_h2"&gt;HTML&lt;/span&gt; Forms&lt;/h2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forms.asp" office:target-frame-name="_blank" xlink:show="new" text:style-name="Internet_20_link" text:visited-style-name="Visited_20_Internet_20_Link">html_forms.asp</text:a>"&gt;HTML Form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forms_attributes.asp" office:target-frame-name="_blank" xlink:show="new" text:style-name="Internet_20_link" text:visited-style-name="Visited_20_Internet_20_Link">html_forms_attributes.asp</text:a>"&gt;HTML Form Attribut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form_elements.asp" office:target-frame-name="_blank" xlink:show="new" text:style-name="Internet_20_link" text:visited-style-name="Visited_20_Internet_20_Link">html_form_elements.asp</text:a>"&gt;HTML Form Element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form_input_types.asp" office:target-frame-name="_blank" xlink:show="new" text:style-name="Internet_20_link" text:visited-style-name="Visited_20_Internet_20_Link">html_form_input_types.asp</text:a>"&gt;HTML Input Typ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form_attributes.asp" office:target-frame-name="_blank" xlink:show="new" text:style-name="Internet_20_link" text:visited-style-name="Visited_20_Internet_20_Link">html_form_attributes.asp</text:a>"&gt;HTML Input Attribut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form_attributes_form.asp" office:target-frame-name="_blank" xlink:show="new" text:style-name="Internet_20_link" text:visited-style-name="Visited_20_Internet_20_Link">html_form_attributes_form.asp</text:a>" class="not-wired"&gt;Input Form Attributes</text:p>
          </table:table-cell>
        </table:table-row>
        <table:table-row>
          <table:table-cell table:style-name="Table1.A1" office:value-type="string">
            <text:p text:style-name="Table_20_Contents">&lt;br&gt;</text:p>
          </table:table-cell>
        </table:table-row>
        <table:table-row>
          <table:table-cell table:style-name="Table1.A1" office:value-type="string">
            <text:p text:style-name="Table_20_Contents">&lt;h2 class="left"&gt;&lt;span class="left_h2"&gt;HTML&lt;/span&gt; Graphics&lt;/h2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5_canvas.asp" office:target-frame-name="_blank" xlink:show="new" text:style-name="Internet_20_link" text:visited-style-name="Visited_20_Internet_20_Link">html5_canvas.asp</text:a>"&gt;HTML Canva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5_svg.asp" office:target-frame-name="_blank" xlink:show="new" text:style-name="Internet_20_link" text:visited-style-name="Visited_20_Internet_20_Link">html5_svg.asp</text:a>" class="not-wired"&gt;HTML SVG</text:p>
          </table:table-cell>
        </table:table-row>
        <table:table-row>
          <table:table-cell table:style-name="Table1.A1" office:value-type="string">
            <text:p text:style-name="Table_20_Contents">&lt;br&gt;</text:p>
          </table:table-cell>
        </table:table-row>
        <table:table-row>
          <table:table-cell table:style-name="Table1.A1" office:value-type="string">
            <text:p text:style-name="Table_20_Contents">&lt;h2 class="left"&gt;&lt;span class="left_h2"&gt;HTML&lt;/span&gt; Media&lt;/h2&gt;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www.w3schools.com/html/html_media.asp" office:target-frame-name="_blank" xlink:show="new" text:style-name="Internet_20_link" text:visited-style-name="Visited_20_Internet_20_Link">html_media.asp</text:a>"&gt;HTML Medi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5_video.asp" office:target-frame-name="_blank" xlink:show="new" text:style-name="Internet_20_link" text:visited-style-name="Visited_20_Internet_20_Link">html5_video.asp</text:a>"&gt;HTML Vide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5_audio.asp" office:target-frame-name="_blank" xlink:show="new" text:style-name="Internet_20_link" text:visited-style-name="Visited_20_Internet_20_Link">html5_audio.asp</text:a>"&gt;HTML Audi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object.asp" office:target-frame-name="_blank" xlink:show="new" text:style-name="Internet_20_link" text:visited-style-name="Visited_20_Internet_20_Link">html_object.asp</text:a>"&gt;HTML Plug-in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_youtube.asp" office:target-frame-name="_blank" xlink:show="new" text:style-name="Internet_20_link" text:visited-style-name="Visited_20_Internet_20_Link">html_youtube.asp</text:a>" class="not-wired"&gt;HTML YouTube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5_api_whatis.asp" office:target-frame-name="_blank" xlink:show="new" text:style-name="Internet_20_link" text:visited-style-name="Visited_20_Internet_20_Link">html5_api_whatis.asp</text:a>"&gt;HTML Web API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5_geolocation.asp" office:target-frame-name="_blank" xlink:show="new" text:style-name="Internet_20_link" text:visited-style-name="Visited_20_Internet_20_Link">html5_geolocation.asp</text:a>"&gt;HTML Geoloca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5_draganddrop.asp" office:target-frame-name="_blank" xlink:show="new" text:style-name="Internet_20_link" text:visited-style-name="Visited_20_Internet_20_Link">html5_draganddrop.asp</text:a>"&gt;HTML Drag and Drop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html/html5_webstorage.asp" office:target-frame-name="_blank" xlink:show="new" text:style-name="Internet_20_link" text:visited-style-name="Visited_20_Internet_20_Link">html5_webstorage.asp</text:a>"&gt;HTML Web Storage</text:p>
          </table:table-cell>
        </table:table-row>
        <table:table-row>
          <table:table-cell table:style-name="Table1.A1" office:value-type="string">
            <text:p text:style-name="Table_20_Contents">HTML Web Workers</text:p>
          </table:table-cell>
        </table:table-row>
        <table:table-row>
          <table:table-cell table:style-name="Table1.A1" office:value-type="string">
            <text:p text:style-name="Table_20_Contents">&lt;br&gt;</text:p>
          </table:table-cell>
        </table:table-row>
        <table:table-row>
          <table:table-cell table:style-name="Table1.A1" office:value-type="string">
            <text:p text:style-name="Table_20_Contents">&lt;h2 class="left"&gt;&lt;span class="left_h2"&gt;HTML&lt;/span&gt; References&lt;/h2&gt;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default.asp" office:target-frame-name="_blank" xlink:show="new" text:style-name="Internet_20_link" text:visited-style-name="Visited_20_Internet_20_Link">/tags/default.asp</text:a>"&gt;HTML Tag List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ref_attributes.asp" office:target-frame-name="_blank" xlink:show="new" text:style-name="Internet_20_link" text:visited-style-name="Visited_20_Internet_20_Link">/tags/ref_attributes.asp</text:a>"&gt;HTML Attributes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ref_standardattributes.asp" office:target-frame-name="_blank" xlink:show="new" text:style-name="Internet_20_link" text:visited-style-name="Visited_20_Internet_20_Link">/tags/ref_standardattributes.asp</text:a>"&gt;HTML Global Attributes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ref_html_browsersupport.asp" office:target-frame-name="_blank" xlink:show="new" text:style-name="Internet_20_link" text:visited-style-name="Visited_20_Internet_20_Link">/tags/ref_html_browsersupport.asp</text:a>"&gt;HTML Browser Support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ref_eventattributes.asp" office:target-frame-name="_blank" xlink:show="new" text:style-name="Internet_20_link" text:visited-style-name="Visited_20_Internet_20_Link">/tags/ref_eventattributes.asp</text:a>"&gt;HTML Events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ref_colornames.asp" office:target-frame-name="_blank" xlink:show="new" text:style-name="Internet_20_link" text:visited-style-name="Visited_20_Internet_20_Link">/tags/ref_colornames.asp</text:a>"&gt;HTML Colors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ref_canvas.asp" office:target-frame-name="_blank" xlink:show="new" text:style-name="Internet_20_link" text:visited-style-name="Visited_20_Internet_20_Link">/tags/ref_canvas.asp</text:a>"&gt;HTML Canvas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ref_av_dom.asp" office:target-frame-name="_blank" xlink:show="new" text:style-name="Internet_20_link" text:visited-style-name="Visited_20_Internet_20_Link">/tags/ref_av_dom.asp</text:a>"&gt;HTML Audio/Video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ref_html_dtd.asp" office:target-frame-name="_blank" xlink:show="new" text:style-name="Internet_20_link" text:visited-style-name="Visited_20_Internet_20_Link">/tags/ref_html_dtd.asp</text:a>"&gt;HTML Doctypes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ref_charactersets.asp" office:target-frame-name="_blank" xlink:show="new" text:style-name="Internet_20_link" text:visited-style-name="Visited_20_Internet_20_Link">/tags/ref_charactersets.asp</text:a>"&gt;HTML Character Sets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ref_urlencode.asp" office:target-frame-name="_blank" xlink:show="new" text:style-name="Internet_20_link" text:visited-style-name="Visited_20_Internet_20_Link">/tags/ref_urlencode.asp</text:a>"&gt;HTML URL Encode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ref_language_codes.asp" office:target-frame-name="_blank" xlink:show="new" text:style-name="Internet_20_link" text:visited-style-name="Visited_20_Internet_20_Link">/tags/ref_language_codes.asp</text:a>"&gt;HTML Lang Codes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ref_httpmessages.asp" office:target-frame-name="_blank" xlink:show="new" text:style-name="Internet_20_link" text:visited-style-name="Visited_20_Internet_20_Link">/tags/ref_httpmessages.asp</text:a>"&gt;HTTP Messages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ref_httpmethods.asp" office:target-frame-name="_blank" xlink:show="new" text:style-name="Internet_20_link" text:visited-style-name="Visited_20_Internet_20_Link">/tags/ref_httpmethods.asp</text:a>"&gt;HTTP Methods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ref_pxtoemconversion.asp" office:target-frame-name="_blank" xlink:show="new" text:style-name="Internet_20_link" text:visited-style-name="Visited_20_Internet_20_Link">/tags/ref_pxtoemconversion.asp</text:a>"&gt;PX to EM Converter</text:p>
          </table:table-cell>
        </table:table-row>
        <table:table-row>
          <table:table-cell table:style-name="Table1.A1" office:value-type="string">
            <text:p text:style-name="Table_20_Contents">&lt;a target="_top" class="no-checkmark not-wired" href="<text:a xlink:type="simple" xlink:href="https://www.w3schools.com/tags/ref_keyboardshortcuts.asp" office:target-frame-name="_blank" xlink:show="new" text:style-name="Internet_20_link" text:visited-style-name="Visited_20_Internet_20_Link">/tags/ref_keyboardshortcuts.asp</text:a>"&gt;Keyboard Shortcuts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line-break/>&lt;a href='/default.asp' style="display:none" class='topnav-icons fa fa-home w3-left w3-bar-item w3-button ga-nav' title='Home'&gt;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html/default.asp' title='HTML Tutorial' style="padding-left:18px!important;padding-right:18px!important;"&gt;HTML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css/default.asp' title='CSS Tutorial'&gt;CSS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js/default.asp' title='JavaScript Tutorial'&gt;JAVASCRIPT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sql/default.asp' title='SQL Tutorial'&gt;SQL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python/default.asp' title='Python Tutorial'&gt;PYTHON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java/default.asp' title='Java Tutorial'&gt;JAVA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php/default.asp' title='PHP Tutorial'&gt;PHP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bootstrap/bootstrap_ver.asp' title='Bootstrap Tutorial'&gt;BOOTSTRAP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howto/default.asp' title='How To'&gt;HOW TO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w3css/default.asp' title='W3.CSS Tutorial'&gt;W3.CSS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c/index.php' title='C Tutorial'&gt;C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cpp/default.asp' title='C++ Tutorial'&gt;C++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cs/index.php' title='C# Tutorial'&gt;C#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react/default.asp' title='React Tutorial'&gt;REACT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r/default.asp' title='R Tutorial'&gt;R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jquery/default.asp' title='jQuery Tutorial'&gt;JQUERY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django/index.php' title='Django Tutorial'&gt;DJANGO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typescript/index.php' title='Typescript Tutorial'&gt;TYPESCRIPT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nodejs/default.asp' title='NodeJS Tutorial'&gt;NODEJS</text:p>
          </table:table-cell>
        </table:table-row>
        <table:table-row>
          <table:table-cell table:style-name="Table2.A1" office:value-type="string">
            <text:p text:style-name="Table_20_Contents">&lt;a class="w3-bar-item w3-button ga-nav" href='/mysql/default.asp' title='MySQL Tutorial'&gt;MYSQL</text:p>
          </table:table-cell>
        </table:table-row>
      </table:table>
      <text:p text:style-name="Standard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&lt;a href="<text:a xlink:type="simple" xlink:href="https://www.w3schools.com/html/default.asp" office:target-frame-name="_blank" xlink:show="new" text:style-name="Internet_20_link" text:visited-style-name="Visited_20_Internet_20_Link">/html/default.asp</text:a>" class="ga-nav subtopnav_firstitem" title="HTML Tutorial"&gt;HTML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css/default.asp" office:target-frame-name="_blank" xlink:show="new" text:style-name="Internet_20_link" text:visited-style-name="Visited_20_Internet_20_Link">/css/default.asp</text:a>" CSS Tutorial"&gt;CSS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js/default.asp" office:target-frame-name="_blank" xlink:show="new" text:style-name="Internet_20_link" text:visited-style-name="Visited_20_Internet_20_Link">/js/default.asp</text:a>" JavaScript Tutorial"&gt;JAVASCRIPT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sql/default.asp" office:target-frame-name="_blank" xlink:show="new" text:style-name="Internet_20_link" text:visited-style-name="Visited_20_Internet_20_Link">/sql/default.asp</text:a>" SQL Tutorial"&gt;SQL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python/default.asp" office:target-frame-name="_blank" xlink:show="new" text:style-name="Internet_20_link" text:visited-style-name="Visited_20_Internet_20_Link">/python/default.asp</text:a>" Python Tutorial"&gt;PYTHON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java/default.asp" office:target-frame-name="_blank" xlink:show="new" text:style-name="Internet_20_link" text:visited-style-name="Visited_20_Internet_20_Link">/java/default.asp</text:a>" Java Tutorial"&gt;JAVA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php/default.asp" office:target-frame-name="_blank" xlink:show="new" text:style-name="Internet_20_link" text:visited-style-name="Visited_20_Internet_20_Link">/php/default.asp</text:a>" PHP Tutorial"&gt;PHP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howto/default.asp" office:target-frame-name="_blank" xlink:show="new" text:style-name="Internet_20_link" text:visited-style-name="Visited_20_Internet_20_Link">/howto/default.asp</text:a>" How to"&gt;HOW TO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w3css/default.asp" office:target-frame-name="_blank" xlink:show="new" text:style-name="Internet_20_link" text:visited-style-name="Visited_20_Internet_20_Link">/w3css/default.asp</text:a>" W3.CSS Tutorial"&gt;W3.CSS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c/index.php" office:target-frame-name="_blank" xlink:show="new" text:style-name="Internet_20_link" text:visited-style-name="Visited_20_Internet_20_Link">/c/index.php</text:a>" C Tutorial"&gt;C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cpp/default.asp" office:target-frame-name="_blank" xlink:show="new" text:style-name="Internet_20_link" text:visited-style-name="Visited_20_Internet_20_Link">/cpp/default.asp</text:a>" C++ Tutorial"&gt;C++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cs/index.php" office:target-frame-name="_blank" xlink:show="new" text:style-name="Internet_20_link" text:visited-style-name="Visited_20_Internet_20_Link">/cs/index.php</text:a>" C# Tutorial"&gt;C#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bootstrap/bootstrap_ver.asp" office:target-frame-name="_blank" xlink:show="new" text:style-name="Internet_20_link" text:visited-style-name="Visited_20_Internet_20_Link">/bootstrap/bootstrap_ver.asp</text:a>" Bootstrap Tutorial"&gt;BOOTSTRAP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react/default.asp" office:target-frame-name="_blank" xlink:show="new" text:style-name="Internet_20_link" text:visited-style-name="Visited_20_Internet_20_Link">/react/default.asp</text:a>" React Tutorial"&gt;REACT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mysql/default.asp" office:target-frame-name="_blank" xlink:show="new" text:style-name="Internet_20_link" text:visited-style-name="Visited_20_Internet_20_Link">/mysql/default.asp</text:a>" MySQL Tutorial"&gt;MYSQL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jquery/default.asp" office:target-frame-name="_blank" xlink:show="new" text:style-name="Internet_20_link" text:visited-style-name="Visited_20_Internet_20_Link">/jquery/default.asp</text:a>" JQuery Tutorial"&gt;JQUERY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excel/index.php" office:target-frame-name="_blank" xlink:show="new" text:style-name="Internet_20_link" text:visited-style-name="Visited_20_Internet_20_Link">/excel/index.php</text:a>" Excel Tutorial"&gt;EXCEL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xml/default.asp" office:target-frame-name="_blank" xlink:show="new" text:style-name="Internet_20_link" text:visited-style-name="Visited_20_Internet_20_Link">/xml/default.asp</text:a>" XML Tutorial"&gt;XML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django/index.php" office:target-frame-name="_blank" xlink:show="new" text:style-name="Internet_20_link" text:visited-style-name="Visited_20_Internet_20_Link">/django/index.php</text:a>" Django Tutorial"&gt;DJANGO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python/numpy/default.asp" office:target-frame-name="_blank" xlink:show="new" text:style-name="Internet_20_link" text:visited-style-name="Visited_20_Internet_20_Link">/python/numpy/default.asp</text:a>" NumPy Tutorial"&gt;NUMPY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python/pandas/default.asp" office:target-frame-name="_blank" xlink:show="new" text:style-name="Internet_20_link" text:visited-style-name="Visited_20_Internet_20_Link">/python/pandas/default.asp</text:a>" Pandas Tutorial"&gt;PANDAS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nodejs/default.asp" office:target-frame-name="_blank" xlink:show="new" text:style-name="Internet_20_link" text:visited-style-name="Visited_20_Internet_20_Link">/nodejs/default.asp</text:a>" Node.js Tutorial"&gt;NODEJS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dsa/index.php" office:target-frame-name="_blank" xlink:show="new" text:style-name="Internet_20_link" text:visited-style-name="Visited_20_Internet_20_Link">/dsa/index.php</text:a>" DSA Tutorial"&gt;DSA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typescript/index.php" office:target-frame-name="_blank" xlink:show="new" text:style-name="Internet_20_link" text:visited-style-name="Visited_20_Internet_20_Link">/typescript/index.php</text:a>" TypeScript Tutorial"&gt;TYPESCRIPT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angular/default.asp" office:target-frame-name="_blank" xlink:show="new" text:style-name="Internet_20_link" text:visited-style-name="Visited_20_Internet_20_Link">/angular/default.asp</text:a>" Angular.js Tutorial"&gt;ANGULAR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git/default.asp" office:target-frame-name="_blank" xlink:show="new" text:style-name="Internet_20_link" text:visited-style-name="Visited_20_Internet_20_Link">/git/default.asp</text:a>" Git Tutorial"&gt;GIT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postgresql/index.php" office:target-frame-name="_blank" xlink:show="new" text:style-name="Internet_20_link" text:visited-style-name="Visited_20_Internet_20_Link">/postgresql/index.php</text:a>" PostgreSQL Tutorial"&gt;POSTGRESQL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mongodb/index.php" office:target-frame-name="_blank" xlink:show="new" text:style-name="Internet_20_link" text:visited-style-name="Visited_20_Internet_20_Link">/mongodb/index.php</text:a>" MongoDB Tutorial"&gt;MONGODB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asp/default.asp" office:target-frame-name="_blank" xlink:show="new" text:style-name="Internet_20_link" text:visited-style-name="Visited_20_Internet_20_Link">/asp/default.asp</text:a>" ASP Tutorial"&gt;ASP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ai/default.asp" office:target-frame-name="_blank" xlink:show="new" text:style-name="Internet_20_link" text:visited-style-name="Visited_20_Internet_20_Link">/ai/default.asp</text:a>" A.I. Tutorial"&gt;AI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r/default.asp" office:target-frame-name="_blank" xlink:show="new" text:style-name="Internet_20_link" text:visited-style-name="Visited_20_Internet_20_Link">/r/default.asp</text:a>" R Tutorial"&gt;R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go/index.php" office:target-frame-name="_blank" xlink:show="new" text:style-name="Internet_20_link" text:visited-style-name="Visited_20_Internet_20_Link">/go/index.php</text:a>" Go Tutorial"&gt;GO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kotlin/index.php" office:target-frame-name="_blank" xlink:show="new" text:style-name="Internet_20_link" text:visited-style-name="Visited_20_Internet_20_Link">/kotlin/index.php</text:a>" Kotlin Tutorial"&gt;KOTLIN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sass/default.php" office:target-frame-name="_blank" xlink:show="new" text:style-name="Internet_20_link" text:visited-style-name="Visited_20_Internet_20_Link">/sass/default.php</text:a>" Sass Tutorial"&gt;SASS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vue/index.php" office:target-frame-name="_blank" xlink:show="new" text:style-name="Internet_20_link" text:visited-style-name="Visited_20_Internet_20_Link">/vue/index.php</text:a>" Vue.js Tutorial"&gt;VUE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gen_ai/index.php" office:target-frame-name="_blank" xlink:show="new" text:style-name="Internet_20_link" text:visited-style-name="Visited_20_Internet_20_Link">/gen_ai/index.php</text:a>" Gen A.I. Tutorial"&gt;GEN AI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python/scipy/index.php" office:target-frame-name="_blank" xlink:show="new" text:style-name="Internet_20_link" text:visited-style-name="Visited_20_Internet_20_Link">/python/scipy/index.php</text:a>" SciPy Tutorial"&gt;SCIPY</text:p>
          </table:table-cell>
        </table:table-row>
        <table:table-row>
          <table:table-cell table:style-name="Table3.A1" office:value-type="string">
            <text:p text:style-name="Table_20_Contents">&lt;!-- &lt;a href="/aws/index.php" AWS Tutorial"&gt;AWS--&gt;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cybersecurity/index.php" office:target-frame-name="_blank" xlink:show="new" text:style-name="Internet_20_link" text:visited-style-name="Visited_20_Internet_20_Link">/cybersecurity/index.php</text:a>" Cyber security Tutorial"&gt;CYBERSECURITY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datascience/default.asp" office:target-frame-name="_blank" xlink:show="new" text:style-name="Internet_20_link" text:visited-style-name="Visited_20_Internet_20_Link">/datascience/default.asp</text:a>" Data science Tutorial"&gt;DATA SCIENCE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programming/index.php" office:target-frame-name="_blank" xlink:show="new" text:style-name="Internet_20_link" text:visited-style-name="Visited_20_Internet_20_Link">/programming/index.php</text:a>" Introduction to Programming"&gt;INTRO TO PROGRAMMING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bash/index.php" office:target-frame-name="_blank" xlink:show="new" text:style-name="Internet_20_link" text:visited-style-name="Visited_20_Internet_20_Link">/bash/index.php</text:a>" Bash Tutorial"&gt;BASH</text:p>
          </table:table-cell>
        </table:table-row>
        <table:table-row>
          <table:table-cell table:style-name="Table3.A1" office:value-type="string">
            <text:p text:style-name="Table_20_Contents">&lt;a href="<text:a xlink:type="simple" xlink:href="https://www.w3schools.com/rust/index.php" office:target-frame-name="_blank" xlink:show="new" text:style-name="Internet_20_link" text:visited-style-name="Visited_20_Internet_20_Link">/rust/index.php</text:a>" Rust Tutorial"&gt;RUST</text:p>
          </table:table-cell>
        </table:table-row>
      </table:table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Table_20_Contents">&lt;a href="<text:a xlink:type="simple" xlink:href="https://www.w3schools.com/html/default.asp" office:target-frame-name="_blank" xlink:show="new" text:style-name="Internet_20_link" text:visited-style-name="Visited_20_Internet_20_Link">/html/default.asp</text:a>" class="ga-nav subtopnav_firstitem" title="HTML Tutorial"&gt;HTML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css/default.asp" office:target-frame-name="_blank" xlink:show="new" text:style-name="Internet_20_link" text:visited-style-name="Visited_20_Internet_20_Link">/css/default.asp</text:a>" CSS Tutorial"&gt;CSS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js/default.asp" office:target-frame-name="_blank" xlink:show="new" text:style-name="Internet_20_link" text:visited-style-name="Visited_20_Internet_20_Link">/js/default.asp</text:a>" JavaScript Tutorial"&gt;JAVASCRIPT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sql/default.asp" office:target-frame-name="_blank" xlink:show="new" text:style-name="Internet_20_link" text:visited-style-name="Visited_20_Internet_20_Link">/sql/default.asp</text:a>" SQL Tutorial"&gt;SQL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python/default.asp" office:target-frame-name="_blank" xlink:show="new" text:style-name="Internet_20_link" text:visited-style-name="Visited_20_Internet_20_Link">/python/default.asp</text:a>" Python Tutorial"&gt;PYTHON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java/default.asp" office:target-frame-name="_blank" xlink:show="new" text:style-name="Internet_20_link" text:visited-style-name="Visited_20_Internet_20_Link">/java/default.asp</text:a>" Java Tutorial"&gt;JAVA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php/default.asp" office:target-frame-name="_blank" xlink:show="new" text:style-name="Internet_20_link" text:visited-style-name="Visited_20_Internet_20_Link">/php/default.asp</text:a>" PHP Tutorial"&gt;PHP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howto/default.asp" office:target-frame-name="_blank" xlink:show="new" text:style-name="Internet_20_link" text:visited-style-name="Visited_20_Internet_20_Link">/howto/default.asp</text:a>" How to"&gt;HOW TO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w3css/default.asp" office:target-frame-name="_blank" xlink:show="new" text:style-name="Internet_20_link" text:visited-style-name="Visited_20_Internet_20_Link">/w3css/default.asp</text:a>" W3.CSS Tutorial"&gt;W3.CSS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c/index.php" office:target-frame-name="_blank" xlink:show="new" text:style-name="Internet_20_link" text:visited-style-name="Visited_20_Internet_20_Link">/c/index.php</text:a>" C Tutorial"&gt;C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cpp/default.asp" office:target-frame-name="_blank" xlink:show="new" text:style-name="Internet_20_link" text:visited-style-name="Visited_20_Internet_20_Link">/cpp/default.asp</text:a>" C++ Tutorial"&gt;C++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cs/index.php" office:target-frame-name="_blank" xlink:show="new" text:style-name="Internet_20_link" text:visited-style-name="Visited_20_Internet_20_Link">/cs/index.php</text:a>" C# Tutorial"&gt;C#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bootstrap/bootstrap_ver.asp" office:target-frame-name="_blank" xlink:show="new" text:style-name="Internet_20_link" text:visited-style-name="Visited_20_Internet_20_Link">/bootstrap/bootstrap_ver.asp</text:a>" Bootstrap Tutorial"&gt;BOOTSTRAP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react/default.asp" office:target-frame-name="_blank" xlink:show="new" text:style-name="Internet_20_link" text:visited-style-name="Visited_20_Internet_20_Link">/react/default.asp</text:a>" React Tutorial"&gt;REACT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mysql/default.asp" office:target-frame-name="_blank" xlink:show="new" text:style-name="Internet_20_link" text:visited-style-name="Visited_20_Internet_20_Link">/mysql/default.asp</text:a>" MySQL Tutorial"&gt;MYSQL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jquery/default.asp" office:target-frame-name="_blank" xlink:show="new" text:style-name="Internet_20_link" text:visited-style-name="Visited_20_Internet_20_Link">/jquery/default.asp</text:a>" JQuery Tutorial"&gt;JQUERY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excel/index.php" office:target-frame-name="_blank" xlink:show="new" text:style-name="Internet_20_link" text:visited-style-name="Visited_20_Internet_20_Link">/excel/index.php</text:a>" Excel Tutorial"&gt;EXCEL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xml/default.asp" office:target-frame-name="_blank" xlink:show="new" text:style-name="Internet_20_link" text:visited-style-name="Visited_20_Internet_20_Link">/xml/default.asp</text:a>" XML Tutorial"&gt;XML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django/index.php" office:target-frame-name="_blank" xlink:show="new" text:style-name="Internet_20_link" text:visited-style-name="Visited_20_Internet_20_Link">/django/index.php</text:a>" Django Tutorial"&gt;DJANGO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python/numpy/default.asp" office:target-frame-name="_blank" xlink:show="new" text:style-name="Internet_20_link" text:visited-style-name="Visited_20_Internet_20_Link">/python/numpy/default.asp</text:a>" NumPy Tutorial"&gt;NUMPY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python/pandas/default.asp" office:target-frame-name="_blank" xlink:show="new" text:style-name="Internet_20_link" text:visited-style-name="Visited_20_Internet_20_Link">/python/pandas/default.asp</text:a>" Pandas Tutorial"&gt;PANDAS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nodejs/default.asp" office:target-frame-name="_blank" xlink:show="new" text:style-name="Internet_20_link" text:visited-style-name="Visited_20_Internet_20_Link">/nodejs/default.asp</text:a>" Node.js Tutorial"&gt;NODEJS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dsa/index.php" office:target-frame-name="_blank" xlink:show="new" text:style-name="Internet_20_link" text:visited-style-name="Visited_20_Internet_20_Link">/dsa/index.php</text:a>" DSA Tutorial"&gt;DSA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typescript/index.php" office:target-frame-name="_blank" xlink:show="new" text:style-name="Internet_20_link" text:visited-style-name="Visited_20_Internet_20_Link">/typescript/index.php</text:a>" TypeScript Tutorial"&gt;TYPESCRIPT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angular/default.asp" office:target-frame-name="_blank" xlink:show="new" text:style-name="Internet_20_link" text:visited-style-name="Visited_20_Internet_20_Link">/angular/default.asp</text:a>" Angular.js Tutorial"&gt;ANGULAR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git/default.asp" office:target-frame-name="_blank" xlink:show="new" text:style-name="Internet_20_link" text:visited-style-name="Visited_20_Internet_20_Link">/git/default.asp</text:a>" Git Tutorial"&gt;GIT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postgresql/index.php" office:target-frame-name="_blank" xlink:show="new" text:style-name="Internet_20_link" text:visited-style-name="Visited_20_Internet_20_Link">/postgresql/index.php</text:a>" PostgreSQL Tutorial"&gt;POSTGRESQL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mongodb/index.php" office:target-frame-name="_blank" xlink:show="new" text:style-name="Internet_20_link" text:visited-style-name="Visited_20_Internet_20_Link">/mongodb/index.php</text:a>" MongoDB Tutorial"&gt;MONGODB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asp/default.asp" office:target-frame-name="_blank" xlink:show="new" text:style-name="Internet_20_link" text:visited-style-name="Visited_20_Internet_20_Link">/asp/default.asp</text:a>" ASP Tutorial"&gt;ASP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ai/default.asp" office:target-frame-name="_blank" xlink:show="new" text:style-name="Internet_20_link" text:visited-style-name="Visited_20_Internet_20_Link">/ai/default.asp</text:a>" A.I. Tutorial"&gt;AI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r/default.asp" office:target-frame-name="_blank" xlink:show="new" text:style-name="Internet_20_link" text:visited-style-name="Visited_20_Internet_20_Link">/r/default.asp</text:a>" R Tutorial"&gt;R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go/index.php" office:target-frame-name="_blank" xlink:show="new" text:style-name="Internet_20_link" text:visited-style-name="Visited_20_Internet_20_Link">/go/index.php</text:a>" Go Tutorial"&gt;GO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kotlin/index.php" office:target-frame-name="_blank" xlink:show="new" text:style-name="Internet_20_link" text:visited-style-name="Visited_20_Internet_20_Link">/kotlin/index.php</text:a>" Kotlin Tutorial"&gt;KOTLIN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sass/default.php" office:target-frame-name="_blank" xlink:show="new" text:style-name="Internet_20_link" text:visited-style-name="Visited_20_Internet_20_Link">/sass/default.php</text:a>" Sass Tutorial"&gt;SASS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vue/index.php" office:target-frame-name="_blank" xlink:show="new" text:style-name="Internet_20_link" text:visited-style-name="Visited_20_Internet_20_Link">/vue/index.php</text:a>" Vue.js Tutorial"&gt;VUE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gen_ai/index.php" office:target-frame-name="_blank" xlink:show="new" text:style-name="Internet_20_link" text:visited-style-name="Visited_20_Internet_20_Link">/gen_ai/index.php</text:a>" Gen A.I. Tutorial"&gt;GEN AI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python/scipy/index.php" office:target-frame-name="_blank" xlink:show="new" text:style-name="Internet_20_link" text:visited-style-name="Visited_20_Internet_20_Link">/python/scipy/index.php</text:a>" SciPy Tutorial"&gt;SCIPY</text:p>
          </table:table-cell>
        </table:table-row>
        <table:table-row>
          <table:table-cell table:style-name="Table4.A1" office:value-type="string">
            <text:p text:style-name="Table_20_Contents">&lt;!-- &lt;a href="/aws/index.php" AWS Tutorial"&gt;AWS--&gt;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cybersecurity/index.php" office:target-frame-name="_blank" xlink:show="new" text:style-name="Internet_20_link" text:visited-style-name="Visited_20_Internet_20_Link">/cybersecurity/index.php</text:a>" Cyber security Tutorial"&gt;CYBERSECURITY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datascience/default.asp" office:target-frame-name="_blank" xlink:show="new" text:style-name="Internet_20_link" text:visited-style-name="Visited_20_Internet_20_Link">/datascience/default.asp</text:a>" Data science Tutorial"&gt;DATA SCIENCE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programming/index.php" office:target-frame-name="_blank" xlink:show="new" text:style-name="Internet_20_link" text:visited-style-name="Visited_20_Internet_20_Link">/programming/index.php</text:a>" Introduction to Programming"&gt;INTRO TO PROGRAMMING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bash/index.php" office:target-frame-name="_blank" xlink:show="new" text:style-name="Internet_20_link" text:visited-style-name="Visited_20_Internet_20_Link">/bash/index.php</text:a>" Bash Tutorial"&gt;BASH</text:p>
          </table:table-cell>
        </table:table-row>
        <table:table-row>
          <table:table-cell table:style-name="Table4.A1" office:value-type="string">
            <text:p text:style-name="Table_20_Contents">&lt;a href="<text:a xlink:type="simple" xlink:href="https://www.w3schools.com/rust/index.php" office:target-frame-name="_blank" xlink:show="new" text:style-name="Internet_20_link" text:visited-style-name="Visited_20_Internet_20_Link">/rust/index.php</text:a>" Rust Tutorial"&gt;RU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16S</meta:editing-duration>
    <meta:editing-cycles>3</meta:editing-cycles>
    <meta:generator>OpenOffice/4.1.15$Win32 OpenOffice.org_project/4115m2$Build-9813</meta:generator>
    <dc:date>2025-08-13T17:56:59.62</dc:date>
    <meta:document-statistic meta:table-count="4" meta:image-count="0" meta:object-count="0" meta:page-count="6" meta:paragraph-count="221" meta:word-count="839" meta:character-count="11186"/>
    <dc:creator>Joseph Malone</dc:creator>
    <meta:user-defined meta:name="Info 1"/>
    <meta:user-defined meta:name="Info 2"/>
    <meta:user-defined meta:name="Info 3"/>
    <meta:user-defined meta:name="Info 4"/>
  </office:meta>
</office:document-meta>
</file>